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5951417004049" calcext:value-type="float">
            <text:p>99,60</text:p>
          </table:table-cell>
          <table:table-cell table:style-name="ce3" table:formula="of:=([.F2]/12597)*100" office:value-type="float" office:value="0.404858299595142" calcext:value-type="float">
            <text:p>0,40</text:p>
          </table:table-cell>
          <table:table-cell office:value-type="float" office:value="6649" calcext:value-type="float">
            <text:p>6649</text:p>
          </table:table-cell>
          <table:table-cell table:style-name="ce4" table:formula="of:=[.E18]+[.H18]" office:value-type="float" office:value="12546" calcext:value-type="float">
            <text:p>12546</text:p>
          </table:table-cell>
          <table:table-cell table:formula="of:=12597-[.E2]" office:value-type="float" office:value="51" calcext:value-type="float">
            <text:p>51</text:p>
          </table:table-cell>
          <table:table-cell office:value-type="float" office:value="170.190731049" calcext:value-type="float">
            <text:p>170,190731049</text:p>
          </table:table-cell>
          <table:table-cell office:value-type="float" office:value="5.08789515495" calcext:value-type="float">
            <text:p>5,087895155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8.8886242756212" calcext:value-type="float">
            <text:p>98,89</text:p>
          </table:table-cell>
          <table:table-cell table:style-name="ce3" table:formula="of:=([.F3]/12597)*100" office:value-type="float" office:value="1.11137572437882" calcext:value-type="float">
            <text:p>1,11</text:p>
          </table:table-cell>
          <table:table-cell office:value-type="float" office:value="3805" calcext:value-type="float">
            <text:p>3805</text:p>
          </table:table-cell>
          <table:table-cell table:style-name="ce4" table:formula="of:=[.E19]+[.H19]" office:value-type="float" office:value="12457" calcext:value-type="float">
            <text:p>12457</text:p>
          </table:table-cell>
          <table:table-cell table:formula="of:=12597-[.E3]" office:value-type="float" office:value="140" calcext:value-type="float">
            <text:p>140</text:p>
          </table:table-cell>
          <table:table-cell office:value-type="float" office:value="151.538182974" calcext:value-type="float">
            <text:p>151,538182974</text:p>
          </table:table-cell>
          <table:table-cell office:value-type="float" office:value="7.24179077148" calcext:value-type="float">
            <text:p>7,241790771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4204969437168" calcext:value-type="float">
            <text:p>99,42</text:p>
          </table:table-cell>
          <table:table-cell table:style-name="ce3" table:formula="of:=([.F4]/12597)*100" office:value-type="float" office:value="0.579503056283242" calcext:value-type="float">
            <text:p>0,58</text:p>
          </table:table-cell>
          <table:table-cell office:value-type="float" office:value="4604" calcext:value-type="float">
            <text:p>4604</text:p>
          </table:table-cell>
          <table:table-cell table:style-name="ce4" table:formula="of:=[.E20]+[.H20]" office:value-type="float" office:value="12524" calcext:value-type="float">
            <text:p>12524</text:p>
          </table:table-cell>
          <table:table-cell table:formula="of:=12597-[.E4]" office:value-type="float" office:value="73" calcext:value-type="float">
            <text:p>73</text:p>
          </table:table-cell>
          <table:table-cell office:value-type="float" office:value="135.225475073" calcext:value-type="float">
            <text:p>135,225475073</text:p>
          </table:table-cell>
          <table:table-cell office:value-type="float" office:value="5.01033186913" calcext:value-type="float">
            <text:p>5,010331869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07104866238" calcext:value-type="float">
            <text:p>99,65</text:p>
          </table:table-cell>
          <table:table-cell table:style-name="ce3" table:formula="of:=([.F5]/12597)*100" office:value-type="float" office:value="0.349289513376201" calcext:value-type="float">
            <text:p>0,35</text:p>
          </table:table-cell>
          <table:table-cell office:value-type="float" office:value="3942" calcext:value-type="float">
            <text:p>3942</text:p>
          </table:table-cell>
          <table:table-cell table:style-name="ce4" table:formula="of:=[.E21]+[.H21]" office:value-type="float" office:value="12553" calcext:value-type="float">
            <text:p>12553</text:p>
          </table:table-cell>
          <table:table-cell table:formula="of:=12597-[.E5]" office:value-type="float" office:value="44" calcext:value-type="float">
            <text:p>44</text:p>
          </table:table-cell>
          <table:table-cell office:value-type="float" office:value="170.442874908" calcext:value-type="float">
            <text:p>170,442874908</text:p>
          </table:table-cell>
          <table:table-cell office:value-type="float" office:value="4.92514300346" calcext:value-type="float">
            <text:p>4,925143003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4601889338732" calcext:value-type="float">
            <text:p>99,46</text:p>
          </table:table-cell>
          <table:table-cell table:style-name="ce3" table:formula="of:=([.F6]/12597)*100" office:value-type="float" office:value="0.539811066126856" calcext:value-type="float">
            <text:p>0,54</text:p>
          </table:table-cell>
          <table:table-cell office:value-type="float" office:value="3263" calcext:value-type="float">
            <text:p>3263</text:p>
          </table:table-cell>
          <table:table-cell table:style-name="ce4" table:formula="of:=[.E22]+[.H22]" office:value-type="float" office:value="12529" calcext:value-type="float">
            <text:p>12529</text:p>
          </table:table-cell>
          <table:table-cell table:formula="of:=12597-[.E6]" office:value-type="float" office:value="68" calcext:value-type="float">
            <text:p>68</text:p>
          </table:table-cell>
          <table:table-cell office:value-type="float" office:value="193.514396906" calcext:value-type="float">
            <text:p>193,514396906</text:p>
          </table:table-cell>
          <table:table-cell office:value-type="float" office:value="4.33641505241" calcext:value-type="float">
            <text:p>4,336415052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300944669366" calcext:value-type="float">
            <text:p>99,73</text:p>
          </table:table-cell>
          <table:table-cell table:style-name="ce3" table:formula="of:=([.F7]/12597)*100" office:value-type="float" office:value="0.269905533063428" calcext:value-type="float">
            <text:p>0,27</text:p>
          </table:table-cell>
          <table:table-cell office:value-type="float" office:value="3413" calcext:value-type="float">
            <text:p>3413</text:p>
          </table:table-cell>
          <table:table-cell table:style-name="ce4" table:formula="of:=[.E23]+[.H23]" office:value-type="float" office:value="12563" calcext:value-type="float">
            <text:p>12563</text:p>
          </table:table-cell>
          <table:table-cell table:formula="of:=12597-[.E7]" office:value-type="float" office:value="34" calcext:value-type="float">
            <text:p>34</text:p>
          </table:table-cell>
          <table:table-cell office:value-type="float" office:value="254.406672955" calcext:value-type="float">
            <text:p>254,406672955</text:p>
          </table:table-cell>
          <table:table-cell office:value-type="float" office:value="4.83474421501" calcext:value-type="float">
            <text:p>4,83474421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2855441771851" calcext:value-type="float">
            <text:p>99,29</text:p>
          </table:table-cell>
          <table:table-cell table:style-name="ce3" table:formula="of:=([.F8]/12597)*100" office:value-type="float" office:value="0.714455822814956" calcext:value-type="float">
            <text:p>0,71</text:p>
          </table:table-cell>
          <table:table-cell office:value-type="float" office:value="3212" calcext:value-type="float">
            <text:p>3212</text:p>
          </table:table-cell>
          <table:table-cell table:style-name="ce4" table:formula="of:=[.E24]+[.H24]" office:value-type="float" office:value="12507" calcext:value-type="float">
            <text:p>12507</text:p>
          </table:table-cell>
          <table:table-cell table:formula="of:=12597-[.E8]" office:value-type="float" office:value="90" calcext:value-type="float">
            <text:p>90</text:p>
          </table:table-cell>
          <table:table-cell office:value-type="float" office:value="140.856462955" calcext:value-type="float">
            <text:p>140,856462955</text:p>
          </table:table-cell>
          <table:table-cell office:value-type="float" office:value="4.01280093193" calcext:value-type="float">
            <text:p>4,012800931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4443121378106" calcext:value-type="float">
            <text:p>99,44</text:p>
          </table:table-cell>
          <table:table-cell table:style-name="ce3" table:formula="of:=([.F9]/12597)*100" office:value-type="float" office:value="0.55568786218941" calcext:value-type="float">
            <text:p>0,56</text:p>
          </table:table-cell>
          <table:table-cell office:value-type="float" office:value="3148" calcext:value-type="float">
            <text:p>3148</text:p>
          </table:table-cell>
          <table:table-cell table:style-name="ce4" table:formula="of:=[.E25]+[.H25]" office:value-type="float" office:value="12527" calcext:value-type="float">
            <text:p>12527</text:p>
          </table:table-cell>
          <table:table-cell table:formula="of:=12597-[.E9]" office:value-type="float" office:value="70" calcext:value-type="float">
            <text:p>70</text:p>
          </table:table-cell>
          <table:table-cell office:value-type="float" office:value="171.964081049" calcext:value-type="float">
            <text:p>171,964081049</text:p>
          </table:table-cell>
          <table:table-cell office:value-type="float" office:value="5.01298213005" calcext:value-type="float">
            <text:p>5,012982130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3728665555291" calcext:value-type="float">
            <text:p>99,37</text:p>
          </table:table-cell>
          <table:table-cell table:style-name="ce3" table:formula="of:=([.F10]/12597)*100" office:value-type="float" office:value="0.627133444470906" calcext:value-type="float">
            <text:p>0,63</text:p>
          </table:table-cell>
          <table:table-cell office:value-type="float" office:value="3103" calcext:value-type="float">
            <text:p>3103</text:p>
          </table:table-cell>
          <table:table-cell table:style-name="ce4" table:formula="of:=[.E26]+[.H26]" office:value-type="float" office:value="12518" calcext:value-type="float">
            <text:p>12518</text:p>
          </table:table-cell>
          <table:table-cell table:formula="of:=12597-[.E10]" office:value-type="float" office:value="79" calcext:value-type="float">
            <text:p>79</text:p>
          </table:table-cell>
          <table:table-cell office:value-type="float" office:value="114.345473051" calcext:value-type="float">
            <text:p>114,345473051</text:p>
          </table:table-cell>
          <table:table-cell office:value-type="float" office:value="5.67754101753" calcext:value-type="float">
            <text:p>5,677541017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2617289830912" calcext:value-type="float">
            <text:p>99,26</text:p>
          </table:table-cell>
          <table:table-cell table:style-name="ce3" table:formula="of:=([.F11]/12597)*100" office:value-type="float" office:value="0.738271016908788" calcext:value-type="float">
            <text:p>0,74</text:p>
          </table:table-cell>
          <table:table-cell office:value-type="float" office:value="3768" calcext:value-type="float">
            <text:p>3768</text:p>
          </table:table-cell>
          <table:table-cell table:style-name="ce4" table:formula="of:=[.E27]+[.H27]" office:value-type="float" office:value="12504" calcext:value-type="float">
            <text:p>12504</text:p>
          </table:table-cell>
          <table:table-cell table:formula="of:=12597-[.E11]" office:value-type="float" office:value="93" calcext:value-type="float">
            <text:p>93</text:p>
          </table:table-cell>
          <table:table-cell office:value-type="float" office:value="257.166129827" calcext:value-type="float">
            <text:p>257,166129827</text:p>
          </table:table-cell>
          <table:table-cell office:value-type="float" office:value="5.0534260273" calcext:value-type="float">
            <text:p>5,0534260273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4109708660792" calcext:value-type="float">
            <text:p>99,4109708661</text:p>
          </table:table-cell>
          <table:table-cell table:formula="of:=AVERAGE([.C2:.C11])" office:value-type="float" office:value="0.589029133920775" calcext:value-type="float">
            <text:p>0,5890291339</text:p>
          </table:table-cell>
          <table:table-cell table:formula="of:=AVERAGE([.D2:.D11])" office:value-type="float" office:value="3890.7" calcext:value-type="float">
            <text:p>3890,7</text:p>
          </table:table-cell>
          <table:table-cell table:formula="of:=AVERAGE([.E2:.E11])" office:value-type="float" office:value="12522.8" calcext:value-type="float">
            <text:p>12522,8</text:p>
          </table:table-cell>
          <table:table-cell table:formula="of:=AVERAGE([.F2:.F11])" office:value-type="float" office:value="74.2" calcext:value-type="float">
            <text:p>74,2</text:p>
          </table:table-cell>
          <table:table-cell table:formula="of:=SUM([.G2:.G11])/10" office:value-type="float" office:value="175.9650480747" calcext:value-type="float">
            <text:p>175,9650480747</text:p>
          </table:table-cell>
          <table:table-cell table:formula="of:=SUM([.H2:.H11])/10" office:value-type="float" office:value="5.119307017325" calcext:value-type="float">
            <text:p>5,119307017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308859252202905" calcext:value-type="float">
            <text:p>0,308859252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00.4" calcext:value-type="float">
            <text:p>5800,4</text:p>
          </table:table-cell>
          <table:table-cell table:formula="of:=AVERAGE([.G18:.G27])" office:value-type="float" office:value="60.6" calcext:value-type="float">
            <text:p>60,6</text:p>
          </table:table-cell>
          <table:table-cell/>
          <table:table-cell office:value-type="float" office:value="5876" calcext:value-type="float">
            <text:p>5876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12597-SUM([.E18:.G18])" office:value-type="float" office:value="6670" calcext:value-type="float">
            <text:p>667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3.6" calcext:value-type="float">
            <text:p>13,6</text:p>
          </table:table-cell>
          <table:table-cell table:formula="of:=AVERAGE([.H18:.H27])" office:value-type="float" office:value="6722.4" calcext:value-type="float">
            <text:p>6722,4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table:formula="of:=12597-SUM([.E19:.G19])" office:value-type="float" office:value="6680" calcext:value-type="float">
            <text:p>668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60" calcext:value-type="float">
            <text:p>576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table:formula="of:=12597-SUM([.E20:.G20])" office:value-type="float" office:value="6764" calcext:value-type="float">
            <text:p>6764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00.4" calcext:value-type="float">
            <text:p>5800,4</text:p>
          </table:table-cell>
          <table:table-cell table:number-columns-repeated="2"/>
          <table:table-cell office:value-type="float" office:value="5756" calcext:value-type="float">
            <text:p>575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formula="of:=12597-SUM([.E21:.G21])" office:value-type="float" office:value="6797" calcext:value-type="float">
            <text:p>67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3.6" calcext:value-type="float">
            <text:p>13,6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formula="of:=12597-SUM([.E22:.G22])" office:value-type="float" office:value="6762" calcext:value-type="float">
            <text:p>676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60.6" calcext:value-type="float">
            <text:p>60,6</text:p>
          </table:table-cell>
          <table:table-cell table:number-columns-repeated="2"/>
          <table:table-cell office:value-type="float" office:value="5894" calcext:value-type="float">
            <text:p>589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12597-SUM([.E23:.G23])" office:value-type="float" office:value="6669" calcext:value-type="float">
            <text:p>666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22.4" calcext:value-type="float">
            <text:p>6722,4</text:p>
          </table:table-cell>
          <table:table-cell table:number-columns-repeated="2"/>
          <table:table-cell office:value-type="float" office:value="5828" calcext:value-type="float">
            <text:p>5828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table:formula="of:=12597-SUM([.E24:.G24])" office:value-type="float" office:value="6679" calcext:value-type="float">
            <text:p>667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table:formula="of:=12597-SUM([.E25:.G25])" office:value-type="float" office:value="6760" calcext:value-type="float">
            <text:p>676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57" calcext:value-type="float">
            <text:p>5757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formula="of:=12597-SUM([.E26:.G26])" office:value-type="float" office:value="6761" calcext:value-type="float">
            <text:p>6761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2" calcext:value-type="float">
            <text:p>5822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formula="of:=12597-SUM([.E27:.G27])" office:value-type="float" office:value="6682" calcext:value-type="float">
            <text:p>668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4109708660792" calcext:value-type="float">
            <text:p>0,9941097087</text:p>
          </table:table-cell>
          <table:table-cell table:number-columns-repeated="2"/>
          <table:table-cell table:formula="of:=SUM([.E18:.E27])/10" office:value-type="float" office:value="5800.4" calcext:value-type="float">
            <text:p>5800,4</text:p>
          </table:table-cell>
          <table:table-cell table:formula="of:=SUM([.F18:.F27])/10" office:value-type="float" office:value="13.6" calcext:value-type="float">
            <text:p>13,6</text:p>
          </table:table-cell>
          <table:table-cell table:formula="of:=SUM([.G18:.G27])/10" office:value-type="float" office:value="60.6" calcext:value-type="float">
            <text:p>60,6</text:p>
          </table:table-cell>
          <table:table-cell table:formula="of:=SUM([.H18:.H27])/10" office:value-type="float" office:value="6722.4" calcext:value-type="float">
            <text:p>6722,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589029133920775" calcext:value-type="float">
            <text:p>0,00589029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9660467497014" calcext:value-type="float">
            <text:p>0,98966046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980997624703" calcext:value-type="float">
            <text:p>0,997980997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9:23:18.17182562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32S</meta:editing-duration>
    <meta:editing-cycles>11</meta:editing-cycles>
    <meta:generator>LibreOffice/5.1.6.2$Linux_X86_64 LibreOffice_project/10m0$Build-2</meta:generator>
    <dc:date>2018-01-21T19:24:57.154507474</dc:date>
    <meta:document-statistic meta:table-count="1" meta:cell-count="177" meta:object-count="0"/>
  </office:meta>
</office:document-meta>
</file>